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13.889cm" svg:x="1.4cm" svg:y="1.111cm" presentation:class="title" presentation:user-transformed="true">
          <draw:text-box>
            <text:p>O Ubuntu 24.04 é uma versão LTS (Long Term Support), o que indica que a distribuição tem suporte prolongado. Isso é útil para organizações que não podem atualizar a versão do sistema operacional dentro de intervalos curtos, por exemplo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5T08:41:58.978819103</meta:creation-date>
    <dc:date>2024-04-25T08:49:12.604655189</dc:date>
    <meta:editing-duration>PT7M14S</meta:editing-duration>
    <meta:editing-cycles>1</meta:editing-cycles>
    <meta:document-statistic meta:object-count="24"/>
    <meta:generator>LibreOffice/7.3.7.2$Linux_X86_64 LibreOffice_project/30$Build-2</meta:generator>
  </office:meta>
</office:document-meta>
</file>